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 style:parent-style-name="Graphics">
      <style:graphic-properties draw:fill="none" draw:stroke="non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frame draw:id="id63" draw:style-name="a336" draw:name="Immagine 10" svg:x="0.47046in" svg:y="0.22815in" svg:width="11.5537in" svg:height="7.27185in" style:rel-width="scale" style:rel-height="scale">
          <draw:image xlink:href="media/image1.png" xlink:type="simple" xlink:show="embed" xlink:actuate="onLoad"/>
          <svg:title/>
          <svg:desc/>
        </draw:frame>
        <draw:custom-shape svg:x="9.60351in" svg:y="0.98765in" svg:width="0.1223in" svg:height="0.136in" draw:id="id64" draw:style-name="a339" draw:name="Ovale 5">
          <svg:title/>
          <svg:desc/>
          <text:p text:style-name="a338" text:class-names="" text:cond-style-name=""><text:span text:style-name="a3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3039in" svg:y="4.08442in" svg:width="0.1223in" svg:height="0.136in" draw:id="id65" draw:style-name="a342" draw:name="Ovale 5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5727in" svg:y="5.56829in" svg:width="0.1223in" svg:height="0.136in" draw:id="id66" draw:style-name="a345" draw:name="Ovale 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5" draw:style-name="a346" draw:master-page-name="Master1-Layout2-obj-Titolo-e-contenuto" presentation:presentation-page-layout-name="Master1-PPL2" draw:id="Slide-260">
        <draw:frame draw:id="id67" draw:style-name="a347" draw:name="Immagine 2" svg:x="0.83773in" svg:y="0.10366in" svg:width="11.65788in" svg:height="7.29268in" style:rel-width="scale" style:rel-height="scale">
          <draw:image xlink:href="media/image2.png" xlink:type="simple" xlink:show="embed" xlink:actuate="onLoad"/>
          <svg:title/>
          <svg:desc/>
        </draw:frame>
        <draw:frame draw:id="id68" draw:style-name="a348" draw:name="Immagine 4" svg:x="0.83773in" svg:y="0.10366in" svg:width="11.65788in" svg:height="7.29268in" style:rel-width="scale" style:rel-height="scale">
          <draw:image xlink:href="media/image2.png" xlink:type="simple" xlink:show="embed" xlink:actuate="onLoad"/>
          <svg:title/>
          <svg:desc/>
        </draw:frame>
        <draw:custom-shape svg:x="2.46373in" svg:y="1.37475in" svg:width="0.1223in" svg:height="0.136in" draw:id="id69" draw:style-name="a351" draw:name="Ovale 5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1534in" svg:y="2.25647in" svg:width="0.1223in" svg:height="0.136in" draw:id="id70" draw:style-name="a354" draw:name="Ovale 5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7878in" svg:y="6.11668in" svg:width="0.1223in" svg:height="0.136in" draw:id="id71" draw:style-name="a357" draw:name="Ovale 5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7555in" svg:y="4.76184in" svg:width="0.1223in" svg:height="0.136in" draw:id="id72" draw:style-name="a360" draw:name="Ovale 5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" draw:style-name="a361" draw:master-page-name="Master1-Layout2-obj-Titolo-e-contenuto" presentation:presentation-page-layout-name="Master1-PPL2" draw:id="Slide-258">
        <draw:frame draw:id="id73" draw:style-name="a362" draw:name="Immagine 2" svg:x="0.8794in" svg:y="0.1297in" svg:width="11.57453in" svg:height="7.24059in" style:rel-width="scale" style:rel-height="scale">
          <draw:image xlink:href="media/image3.png" xlink:type="simple" xlink:show="embed" xlink:actuate="onLoad"/>
          <svg:title/>
          <svg:desc/>
        </draw:frame>
        <draw:custom-shape svg:x="4.5605in" svg:y="6.06292in" svg:width="0.1223in" svg:height="0.136in" draw:id="id74" draw:style-name="a365" draw:name="Ovale 5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13039in" svg:y="1.39625in" svg:width="0.1223in" svg:height="0.136in" draw:id="id75" draw:style-name="a368" draw:name="Ovale 5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4" draw:style-name="a369" draw:master-page-name="Master1-Layout2-obj-Titolo-e-contenuto" presentation:presentation-page-layout-name="Master1-PPL2" draw:id="Slide-259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/04/2026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3/04/2026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3/04/2026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3/04/2026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3/04/2026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3/04/2026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3/04/2026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3/04/2026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3/04/2026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3/04/2026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3/04/2026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3/04/2026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uggero Rostirolla</meta:initial-creator>
    <dc:creator>Ruggero Rostirolla</dc:creator>
    <meta:creation-date>2026-04-02T23:23:23Z</meta:creation-date>
    <dc:date>2026-04-03T15:32:59Z</dc:date>
    <meta:editing-cycles>3</meta:editing-cycles>
    <meta:editing-duration>PT1734S</meta:editing-duration>
    <meta:document-statistic meta:paragraph-count="0" meta:word-count="0"/>
  </office:meta>
</office:document-meta>
</file>